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8.52cm" style:rel-column-width="4830*"/>
    </style:style>
    <style:style style:name="Tableau1.B" style:family="table-column">
      <style:table-column-properties style:column-width="8.493cm" style:rel-column-width="481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4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s d'investigation de fonctionnalité : 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onctionnalité : Algorithme de recherche 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3">Problèmatique : </text:p>
            <text:p text:style-name="P3">Permet de trier les recettes en prenant plusieurs paramètres en comptes :</text:p>
            <text:p text:style-name="P3">1) Un champ de recherche principal</text:p>
            <text:p text:style-name="P3">2) 3 Champ de selection ( ustensiles, ingrédients, appareil)</text:p>
            <text:p text:style-name="P3">Afin de chercher à fournir le meilleur service à l'utilisateur, nous avons souhaité tester deux implémentation de l'algorithme de recherche de recettes au sein de l'application web Les Petits Plat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">Si aucun tri n'est effectué, la liste de toutes les recettes s'affiche. </text:p>
          </table:table-cell>
          <table:covered-table-cell/>
        </table:table-row>
      </table:table>
      <text:p text:style-name="P2"/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table:number-columns-spanned="2" office:value-type="string">
            <text:p text:style-name="P3">Option 1 : Avec des boucles natives : for / if</text:p>
          </table:table-cell>
          <table:covered-table-cell/>
        </table:table-row>
        <table:table-row>
          <table:table-cell table:style-name="Tableau2.A2" office:value-type="string">
            <text:p text:style-name="P3">Avantages : simple à mettre en place</text:p>
          </table:table-cell>
          <table:table-cell table:style-name="Tableau2.B2" office:value-type="string">
            <text:p text:style-name="P3">Inconvénients :</text:p>
            <text:p text:style-name="P3">1) Lenteur d'execution</text:p>
            <text:p text:style-name="P3">2) Fonctions longues, difficillement maintenables. </text:p>
          </table:table-cell>
        </table:table-row>
      </table:table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table:number-columns-spanned="2" office:value-type="string">
            <text:p text:style-name="P3">Option 2 : Algorithme avec des méthodes sur les array / JavaScript ES6 </text:p>
          </table:table-cell>
          <table:covered-table-cell/>
        </table:table-row>
        <table:table-row>
          <table:table-cell table:style-name="Tableau3.A2" office:value-type="string">
            <text:p text:style-name="P3">Avantages :</text:p>
            <text:p text:style-name="P3">1) Performant</text:p>
            <text:p text:style-name="P3">2) Facilement maintenable</text:p>
            <text:p text:style-name="P3">3) Fonctions faciles à comprendre </text:p>
          </table:table-cell>
          <table:table-cell table:style-name="Tableau3.B2" office:value-type="string">
            <text:p text:style-name="P3">Inconvénients :</text:p>
            <text:p text:style-name="P3">1) Possibilité de difficulté dans la compréhension à première vue des fonctions ES6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Solution retenue : Option 2 car l'algorithme est plus performant et plus facilement maintenable que le premier.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 sch</meta:initial-creator>
    <meta:creation-date>2021-12-20T03:32:00.89</meta:creation-date>
    <meta:document-statistic meta:table-count="4" meta:image-count="0" meta:object-count="0" meta:page-count="1" meta:paragraph-count="22" meta:word-count="168" meta:character-count="1087"/>
    <dc:date>2021-12-20T04:28:41.11</dc:date>
    <dc:creator>math sch</dc:creator>
    <meta:editing-duration>PT26M19S</meta:editing-duration>
    <meta:editing-cycles>1</meta:editing-cycles>
    <meta:generator>OpenOffice/4.1.10$Win32 OpenOffice.org_project/4110m2$Build-9807</meta:generator>
  </office:meta>
</office:document-meta>
</file>